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row>
        <mo stretchy="false">∣</mo>
        <mi>x</mi>
        <mo stretchy="false">∣</mo>
      </mrow>
      <mrow>
        <mi/>
        <mo stretchy="false">=</mo>
        <mi/>
      </mrow>
      <mfenced open="{" close="}">
        <mtable>
          <mtr>
            <mtd>
              <mrow>
                <mi>x</mi>
                <mi/>
                <mi mathvariant="italic">om</mi>
                <mrow>
                  <mi>x</mi>
                  <mo stretchy="false">⩾</mo>
                  <mn>0</mn>
                </mrow>
              </mrow>
            </mtd>
          </mtr>
          <mtr>
            <mtd>
              <mrow>
                <mrow>
                  <mo stretchy="false">−</mo>
                  <mi>x</mi>
                </mrow>
                <mi/>
                <mi mathvariant="italic">om</mi>
                <mrow>
                  <mi>x</mi>
                  <mo stretchy="false">&lt;</mo>
                  <mn>0</mn>
                </mrow>
              </mrow>
            </mtd>
          </mtr>
        </mtable>
      </mfenced>
    </mrow>
    <annotation encoding="StarMath 5.0">lline x rline ~=~ left lbrace {binom{x~ om x geslant 0} {-x~ om x &lt; 0}  } right rbrace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3:49:12</meta:creation-date>
    <meta:generator>LibreOffice/3.3$Linux LibreOffice_project/330m19$Build-202</meta:generator>
  </office:meta>
</office:document-meta>
</file>